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e0f" officeooo:paragraph-rsid="0010ae0f"/>
    </style:style>
    <style:style style:name="P2" style:family="paragraph" style:parent-style-name="Standard">
      <style:paragraph-properties fo:text-align="start" style:justify-single-word="false"/>
      <style:text-properties officeooo:rsid="0010ae0f" officeooo:paragraph-rsid="0010ae0f"/>
    </style:style>
    <style:style style:name="P3" style:family="paragraph" style:parent-style-name="Standard">
      <style:paragraph-properties fo:text-align="start" style:justify-single-word="false"/>
      <style:text-properties fo:color="#800000" officeooo:rsid="0010ae0f" officeooo:paragraph-rsid="0010ae0f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0ae0f" officeooo:paragraph-rsid="0010a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</text:p>
      <text:p text:style-name="P1"/>
      <text:p text:style-name="P2">//#define DEFINE_SPINLOCK(x) <text:s text:c="3"/>spinlock_t x = __SPIN_LOCK_UNLOCKED(x)</text:p>
      <text:p text:style-name="P2"></text:p>
      <text:p text:style-name="P2">//#include &lt;linux/fs.h&gt;</text:p>
      <text:p text:style-name="P2">/*------------------------------*/</text:p>
      <text:p text:style-name="P2">static int flag = 0;</text:p>
      <text:p text:style-name="P2">static DECLARE_WAIT_QUEUE_HEAD(wq);</text:p>
      <text:p text:style-name="P2">static struct task_struct *mythread = NULL;</text:p>
      <text:p text:style-name="P2"></text:p>
      <text:p text:style-name="P2">/*spin lock*/</text:p>
      <text:p text:style-name="P2">static spinlock_t my_irqlock;// = SPIN_LOCK_UNLOCKED;</text:p>
      <text:p text:style-name="P2"></text:p>
      <text:p text:style-name="P2"></text:p>
      <text:p text:style-name="P2">/*copy video data in a file*/ <text:s/></text:p>
      <text:p text:style-name="P2">static struct queue</text:p>
      <text:p text:style-name="P2">{</text:p>
      <text:p text:style-name="P2"><text:tab/>struct urb *dp_urb;</text:p>
      <text:p text:style-name="P2"><text:tab/>struct queue *next;</text:p>
      <text:p text:style-name="P2">//<text:tab/>spinlock_t my_irqlock;<text:tab/></text:p>
      <text:p text:style-name="P2">}*head=NULL,*tail=NULL ; <text:s text:c="80"/></text:p>
      <text:p text:style-name="P2">/*------- copying the data into a file -----------*/</text:p>
      <text:p text:style-name="P2"></text:p>
      <text:p text:style-name="P2">static int n=0;</text:p>
      <text:p text:style-name="P2">void Enqueue(struct urb *urb)</text:p>
      <text:p text:style-name="P2">{</text:p>
      <text:p text:style-name="P2"><text:tab/>struct queue *newNode;</text:p>
      <text:p text:style-name="P2">//<text:tab/>unsigned long Enq_flag;</text:p>
      <text:p text:style-name="P2"><text:tab/>newNode = kzalloc(sizeof(struct queue),GFP_KERNEL);</text:p>
      <text:p text:style-name="P2"><text:tab/>newNode-&gt;dp_urb = urb;</text:p>
      <text:p text:style-name="P2"><text:tab/>newNode-&gt;next = NULL;</text:p>
      <text:p text:style-name="P2"><text:tab/>printk("eq-&gt;urb actual_len =%d\n",urb-&gt;iso_frame_desc[n].actual_length);</text:p>
      <text:p text:style-name="P2"></text:p>
      <text:p text:style-name="P2"></text:p>
      <text:p text:style-name="P2"><text:tab/>if(head == NULL){</text:p>
      <text:p text:style-name="P2">//<text:tab/><text:tab/>spin_lock_irqsave(&amp;my_irqlock, Enq_flag);</text:p>
      <text:p text:style-name="P2"><text:tab/><text:tab/>head = tail = newNode;</text:p>
      <text:p text:style-name="P2">//<text:tab/><text:tab/>spin_unlock_irqrestore(&amp;my_irqlock, Enq_flag);</text:p>
      <text:p text:style-name="P2"><text:tab/>}</text:p>
      <text:p text:style-name="P2"><text:tab/>else</text:p>
      <text:p text:style-name="P2"><text:tab/>{</text:p>
      <text:p text:style-name="P2">//<text:tab/><text:tab/>spin_lock_irqsave(&amp;my_irqlock, Enq_flag);</text:p>
      <text:p text:style-name="P2"></text:p>
      <text:p text:style-name="P2"><text:tab/><text:tab/>tail-&gt;next = newNode;</text:p>
      <text:p text:style-name="P2"><text:tab/><text:tab/>tail = newNode;</text:p>
      <text:p text:style-name="P2"></text:p>
      <text:p text:style-name="P2">//<text:tab/><text:tab/>spin_unlock_irqrestore(&amp;my_irqlock, Enq_flag);</text:p>
      <text:p text:style-name="P2"></text:p>
      <text:p text:style-name="P2"><text:tab/><text:tab/>printk("tail addr =%p :%d\n",tail,tail-&gt;dp_urb-&gt;iso_frame_desc[n].actual_length);</text:p>
      <text:p text:style-name="P2"><text:tab/><text:tab/>printk("eq-&gt;urb actual_len =%d\n",urb-&gt;iso_frame_desc[n].actual_length);</text:p>
      <text:p text:style-name="P2"><text:tab/>}</text:p>
      <text:p text:style-name="P2"><text:tab/>printk("%s: called from this LINE:%d\n", __func__,__LINE__);</text:p>
      <text:p text:style-name="P2"><text:soft-page-break/><text:tab/>printk("eq-&gt;head addr =%p: data:%d\n",head,head-&gt;dp_urb-&gt;iso_frame_desc[n++].actual_length);</text:p>
      <text:p text:style-name="P2"><text:tab/>flag =1;</text:p>
      <text:p text:style-name="P2"><text:tab/>wake_up_interruptible(&amp;wq); <text:s text:c="107"/></text:p>
      <text:p text:style-name="P2">}</text:p>
      <text:p text:style-name="P2">int threadfn_pop_queue(void *data )</text:p>
      <text:p text:style-name="P2">{ <text:s text:c="2"/>//write it into a file</text:p>
      <text:p text:style-name="P2"><text:tab/>struct queue *head = (struct queue*)data;</text:p>
      <text:p text:style-name="P2"><text:tab/>struct file *fp;</text:p>
      <text:p text:style-name="P2"><text:tab/>unsigned long int actual_len=0,k=0,len=0,npkt=0;</text:p>
      <text:p text:style-name="P2"><text:tab/>loff_t pos = 0 ;</text:p>
      <text:p text:style-name="P2"><text:tab/>loff_t current_pos = 0 ;</text:p>
      <text:p text:style-name="P2"><text:tab/>unsigned long Dq_flag;</text:p>
      <text:p text:style-name="P2"></text:p>
      <text:p text:style-name="P2"><text:tab/>fp = filp_open("/home/naveen/sample.yuv", O_WRONLY | O_CREAT | O_APPEND , 0664);</text:p>
      <text:p text:style-name="P2"><text:tab/>if(fp == NULL)</text:p>
      <text:p text:style-name="P2"><text:tab/><text:tab/>printk(KERN_ALERT "filp_open error!!.\n");</text:p>
      <text:p text:style-name="P2"></text:p>
      <text:p text:style-name="P2"><text:tab/>printk("%s :head addr =%p\n",__func__,head);</text:p>
      <text:p text:style-name="P2"></text:p>
      <text:p text:style-name="P2"><text:tab/>//<text:tab/>wait_event_interruptible(wq, flag == 1);</text:p>
      <text:p text:style-name="P2"></text:p>
      <text:p text:style-name="P2"><text:tab/>set_current_state(TASK_INTERRUPTIBLE);//changes the state of the currently executing process from TASK_RUNNING to TASK_INTERRUPTIBLE</text:p>
      <text:p text:style-name="P2"><text:tab/>while (!kthread_should_stop()) </text:p>
      <text:p text:style-name="P2"><text:tab/>{ <text:tab/>//The thread cannot exit until the kthread_should_stop() function returns 1</text:p>
      <text:p text:style-name="P2"></text:p>
      <text:p text:style-name="P2"><text:tab/><text:tab/>wait_event_interruptible(wq, flag == 1);</text:p>
      <text:p text:style-name="P2"></text:p>
      <text:p text:style-name="P2"><text:tab/><text:tab/>if(head == NULL){</text:p>
      <text:p text:style-name="P2"><text:tab/><text:tab/><text:tab/>printk(KERN_ALERT "list is empty\n");</text:p>
      <text:p text:style-name="P2"><text:tab/><text:tab/>}</text:p>
      <text:p text:style-name="P2"><text:tab/><text:tab/>else</text:p>
      <text:p text:style-name="P2"><text:tab/><text:tab/>{</text:p>
      <text:p text:style-name="P2"><text:tab/><text:tab/><text:tab/>printk("%s: called from this LINE:%d\n", __func__,__LINE__);</text:p>
      <text:p text:style-name="P2"><text:tab/><text:tab/><text:tab/>while(head != NULL) </text:p>
      <text:p text:style-name="P2"><text:tab/><text:tab/><text:tab/>{</text:p>
      <text:p text:style-name="P2"><text:tab/><text:tab/><text:tab/><text:tab/>spin_lock_irqsave(&amp;my_irqlock, Dq_flag); // it will disable the interrupts</text:p>
      <text:p text:style-name="P2"><text:tab/><text:tab/><text:tab/><text:tab/>struct queue *temp = head;</text:p>
      <text:p text:style-name="P2"><text:tab/><text:tab/><text:tab/><text:tab/>spin_unlock_irqrestore(&amp;my_irqlock, Dq_flag);</text:p>
      <text:p text:style-name="P2"></text:p>
      <text:p text:style-name="P2"><text:tab/><text:tab/><text:tab/><text:tab/>printk("%s: called from this LINE:%d\n", __func__,__LINE__);</text:p>
      <text:p text:style-name="P2"><text:tab/><text:tab/><text:tab/><text:tab/>printk("dq-&gt;temp-&gt;dp_urb actual_len =%d\n",head-&gt;dp_urb-&gt;iso_frame_desc[k].actual_length);</text:p>
      <text:p text:style-name="P2"><text:tab/><text:tab/><text:tab/><text:tab/>npkt = head-&gt;dp_urb-&gt;number_of_packets; <text:s text:c="6"/></text:p>
      <text:p text:style-name="P2"><text:tab/><text:tab/><text:tab/><text:tab/>for(k=0 ; k &lt; npkt ; k++)</text:p>
      <text:p text:style-name="P2"><text:tab/><text:tab/><text:tab/><text:tab/>{</text:p>
      <text:p text:style-name="P2"><text:tab/><text:tab/><text:tab/><text:tab/><text:tab/>int temp_len=1024;</text:p>
      <text:p text:style-name="P2"><text:tab/><text:tab/><text:tab/><text:tab/><text:tab/>printk("\n%s: called from this LINE:%d\n", <text:soft-page-break/>__func__,__LINE__);</text:p>
      <text:p text:style-name="P2"><text:tab/><text:tab/><text:tab/><text:tab/><text:tab/>actual_len = temp-&gt;dp_urb-&gt;iso_frame_desc[k].actual_length;</text:p>
      <text:p text:style-name="P2"><text:tab/><text:tab/><text:tab/><text:tab/><text:tab/>current_pos = temp-&gt;dp_urb-&gt;iso_frame_desc[k].offset;</text:p>
      <text:p text:style-name="P2"><text:tab/><text:tab/><text:tab/><text:tab/><text:tab/>printk("dq-&gt;temp-&gt;dp_urb actual_len =%d\n",temp-&gt;dp_urb-&gt;iso_frame_desc[k].actual_length);</text:p>
      <text:p text:style-name="P2"></text:p>
      <text:p text:style-name="P2"><text:tab/><text:tab/><text:tab/><text:tab/><text:tab/>if((actual_len &lt;=temp_len)){</text:p>
      <text:p text:style-name="P2"><text:tab/><text:tab/><text:tab/><text:tab/><text:tab/>printk("\n%s: called from this LINE:%d\n", __func__,__LINE__);</text:p>
      <text:p text:style-name="P2"><text:tab/><text:tab/><text:tab/><text:tab/><text:tab/><text:tab/>len = vfs_write(fp, (char *)(temp-&gt;dp_urb-&gt;transfer_buffer)+current_pos, actual_len, &amp;fp-&gt;f_pos);</text:p>
      <text:p text:style-name="P2"><text:tab/><text:tab/><text:tab/><text:tab/><text:tab/><text:tab/>pos = pos+len;</text:p>
      <text:p text:style-name="P2"><text:tab/><text:tab/><text:tab/><text:tab/><text:tab/><text:tab/>current_pos = current_pos + len;</text:p>
      <text:p text:style-name="P2"><text:tab/><text:tab/><text:tab/><text:tab/><text:tab/>}</text:p>
      <text:p text:style-name="P2"><text:tab/><text:tab/><text:tab/><text:tab/><text:tab/>else{</text:p>
      <text:p text:style-name="P2"><text:tab/><text:tab/><text:tab/><text:tab/><text:tab/><text:tab/>while((actual_len != 0) &amp;&amp; (actual_len &gt;temp_len)){</text:p>
      <text:p text:style-name="P2"><text:tab/><text:tab/><text:tab/><text:tab/><text:tab/><text:tab/><text:tab/>printk("\n%s: for-&gt;while called from this LINE:%d\n", __func__,__LINE__);</text:p>
      <text:p text:style-name="P2"></text:p>
      <text:p text:style-name="P2"><text:tab/><text:tab/><text:tab/><text:tab/><text:tab/><text:tab/><text:tab/>len = vfs_write(fp,(char*)(temp-&gt;dp_urb-&gt;transfer_buffer)+current_pos, temp_len, &amp;fp-&gt;f_pos);</text:p>
      <text:p text:style-name="P2"><text:tab/><text:tab/><text:tab/><text:tab/><text:tab/><text:tab/><text:tab/>if (len &lt; 0) {</text:p>
      <text:p text:style-name="P2"><text:tab/><text:tab/><text:tab/><text:tab/><text:tab/><text:tab/><text:tab/><text:tab/>printk(KERN_ERR "vfs_write failed\n");</text:p>
      <text:p text:style-name="P2"><text:tab/><text:tab/><text:tab/><text:tab/><text:tab/><text:tab/><text:tab/>}</text:p>
      <text:p text:style-name="P2"><text:tab/><text:tab/><text:tab/><text:tab/><text:tab/><text:tab/><text:tab/>actual_len = actual_len - temp_len;</text:p>
      <text:p text:style-name="P2"><text:tab/><text:tab/><text:tab/><text:tab/><text:tab/><text:tab/><text:tab/>if(actual_len &lt; temp_len)</text:p>
      <text:p text:style-name="P2"><text:tab/><text:tab/><text:tab/><text:tab/><text:tab/><text:tab/><text:tab/><text:tab/>temp_len = actual_len;</text:p>
      <text:p text:style-name="P2"><text:tab/><text:tab/><text:tab/><text:tab/><text:tab/><text:tab/><text:tab/>current_pos = current_pos + len;</text:p>
      <text:p text:style-name="P2"><text:tab/><text:tab/><text:tab/><text:tab/><text:tab/><text:tab/><text:tab/>pos = pos + len;</text:p>
      <text:p text:style-name="P2"><text:tab/><text:tab/><text:tab/><text:tab/><text:tab/><text:tab/>}</text:p>
      <text:p text:style-name="P2"><text:tab/><text:tab/><text:tab/><text:tab/><text:tab/>}</text:p>
      <text:p text:style-name="P2"><text:tab/><text:tab/><text:tab/><text:tab/>}</text:p>
      <text:p text:style-name="P2"></text:p>
      <text:p text:style-name="P2"><text:tab/><text:tab/><text:tab/><text:tab/>spin_lock_irqsave(&amp;my_irqlock, Dq_flag); // it will disable the interrupts</text:p>
      <text:p text:style-name="P2"><text:tab/><text:tab/><text:tab/><text:tab/>head = head-&gt;next;</text:p>
      <text:p text:style-name="P2"><text:tab/><text:tab/><text:tab/><text:tab/>spin_unlock_irqrestore(&amp;my_irqlock, Dq_flag);</text:p>
      <text:p text:style-name="P2"><text:tab/><text:tab/><text:tab/><text:tab/>kfree(temp);</text:p>
      <text:p text:style-name="P2"><text:tab/><text:tab/><text:tab/>}</text:p>
      <text:p text:style-name="P2"><text:tab/><text:tab/>}</text:p>
      <text:p text:style-name="P2"><text:tab/><text:tab/>/* Wait for kthread_stop */</text:p>
      <text:p text:style-name="P2"><text:tab/><text:tab/>printk("%s: called from this LINE:%d\n", __func__,__LINE__);</text:p>
      <text:p text:style-name="P2"><text:tab/><text:tab/>//schedule();</text:p>
      <text:p text:style-name="P2"><text:tab/><text:tab/>//set_current_state(TASK_INTERRUPTIBLE);</text:p>
      <text:p text:style-name="P2"></text:p>
      <text:p text:style-name="P2"><text:tab/><text:tab/>flag = 0;</text:p>
      <text:p text:style-name="P2"></text:p>
      <text:p text:style-name="P2"></text:p>
      <text:p text:style-name="P2"><text:tab/>}/* if(kthread_should_stop()) is true, then unlock the lock , getting all the other threads trying to fetch it stuck.*/ </text:p>
      <text:p text:style-name="P2"><text:tab/>__set_current_state(TASK_RUNNING);/*The thread sleeps while waiting for the function <text:soft-page-break/>to return 0. */</text:p>
      <text:p text:style-name="P2"><text:tab/>return 0;</text:p>
      <text:p text:style-name="P2"></text:p>
      <text:p text:style-name="P2">}</text:p>
      <text:p text:style-name="P2"/>
      <text:p text:style-name="P2"/>
      <text:p text:style-name="P2"/>
      <text:p text:style-name="P2"/>
      <text:p text:style-name="P2">/*-----thread---uvc_init_video_isoc------*/ </text:p>
      <text:p text:style-name="P2"></text:p>
      <text:p text:style-name="P3"><text:tab/>mythread = kthread_run(threadfn_pop_queue,(void*)head,"kernel_thread");</text:p>
      <text:p text:style-name="P3"><text:tab/>if (mythread)</text:p>
      <text:p text:style-name="P3"><text:tab/><text:tab/>printk(KERN_INFO "Thread Created successfully\n");</text:p>
      <text:p text:style-name="P3"><text:tab/>else</text:p>
      <text:p text:style-name="P3"><text:tab/><text:tab/>printk(KERN_ERR "Thread creation failed\n");</text:p>
      <text:p text:style-name="P2"/>
      <text:p text:style-name="P2"/>
      <text:p text:style-name="P2">/*</text:p>
      <text:p text:style-name="P2"><text:tab/> <text:s text:c="2"/>spin_lock_irqsave(&amp;queue-&gt;irqlock, flags);</text:p>
      <text:p text:style-name="P2"><text:tab/> <text:s text:c="2"/>if (!list_empty(&amp;queue-&gt;irqqueue))</text:p>
      <text:p text:style-name="P2"><text:tab/> <text:s text:c="2"/>buf = list_first_entry(&amp;queue-&gt;irqqueue, struct uvc_buffer,</text:p>
      <text:p text:style-name="P2"><text:tab/> <text:s text:c="2"/>queue);</text:p>
      <text:p text:style-name="P2"><text:tab/> <text:s text:c="2"/>spin_unlock_irqrestore(&amp;queue-&gt;irqlock, flags);</text:p>
      <text:p text:style-name="P2"><text:tab/> */</text:p>
      <text:p text:style-name="P2"></text:p>
      <text:p text:style-name="P2"><text:tab/>/* ----- my spin lock -----*/</text:p>
      <text:p text:style-name="P3"><text:tab/>spin_lock_irqsave(&amp;my_irqlock, flags);</text:p>
      <text:p text:style-name="P3"><text:tab/>Enqueue(urb);</text:p>
      <text:p text:style-name="P3"><text:tab/>spin_unlock_irqrestore(&amp;my_irqlock, flags);</text:p>
      <text:p text:style-name="P2"><text:tab/>/*--------------------------*/</text:p>
      <text:p text:style-name="P2"></text:p>
      <text:p text:style-name="P2"><text:tab/>/*<text:tab/>stream-&gt;decode(urb, stream, buf);</text:p>
      <text:p text:style-name="P2"></text:p>
      <text:p text:style-name="P2"><text:tab/><text:tab/>if ((ret = usb_submit_urb(urb, GFP_ATOMIC)) &lt; 0) {</text:p>
      <text:p text:style-name="P2"><text:tab/><text:tab/>urvc_printk(KERN_ERR, "Failed to resubmit video URB (%d).\n",</text:p>
      <text:p text:style-name="P2"><text:tab/><text:tab/>ret);</text:p>
      <text:p text:style-name="P2"><text:tab/><text:tab/>}*/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2:24:37.518393613</meta:creation-date>
    <dc:date>2018-02-07T14:08:49.980610890</dc:date>
    <meta:editing-duration>PT1H29M1S</meta:editing-duration>
    <meta:editing-cycles>1</meta:editing-cycles>
    <meta:document-statistic meta:table-count="0" meta:image-count="0" meta:object-count="0" meta:page-count="5" meta:paragraph-count="170" meta:word-count="511" meta:character-count="5463" meta:non-whitespace-character-count="4393"/>
    <meta:generator>LibreOffice/4.2.8.2$Linux_X86_64 LibreOffice_project/420m0$Build-2</meta:generator>
  </office:meta>
</office:document-meta>
</file>